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bb7" officeooo:paragraph-rsid="0007ee40"/>
    </style:style>
    <style:style style:name="P2" style:family="paragraph" style:parent-style-name="Standard">
      <style:text-properties officeooo:rsid="000b938d" officeooo:paragraph-rsid="000b938d"/>
    </style:style>
    <style:style style:name="P3" style:family="paragraph" style:parent-style-name="Standard">
      <style:text-properties officeooo:rsid="000b938d" officeooo:paragraph-rsid="0007ee40"/>
    </style:style>
    <style:style style:name="P4" style:family="paragraph" style:parent-style-name="Standard">
      <style:text-properties officeooo:rsid="000b938d" officeooo:paragraph-rsid="0010b26d"/>
    </style:style>
    <style:style style:name="P5" style:family="paragraph" style:parent-style-name="Standard">
      <style:text-properties officeooo:rsid="000b938d" officeooo:paragraph-rsid="00136902"/>
    </style:style>
    <style:style style:name="P6" style:family="paragraph" style:parent-style-name="Standard">
      <style:text-properties officeooo:rsid="000b938d" officeooo:paragraph-rsid="001a0a18"/>
    </style:style>
    <style:style style:name="P7" style:family="paragraph" style:parent-style-name="Standard">
      <style:text-properties officeooo:rsid="00127bf4" officeooo:paragraph-rsid="00127bf4"/>
    </style:style>
    <style:style style:name="P8" style:family="paragraph" style:parent-style-name="Standard">
      <style:text-properties officeooo:rsid="0012e4ef" officeooo:paragraph-rsid="0012e4ef"/>
    </style:style>
    <style:style style:name="P9" style:family="paragraph" style:parent-style-name="Standard">
      <style:text-properties officeooo:rsid="0012e4ef" officeooo:paragraph-rsid="0014fab8"/>
    </style:style>
    <style:style style:name="P10" style:family="paragraph" style:parent-style-name="Standard">
      <style:text-properties officeooo:rsid="0012e4ef" officeooo:paragraph-rsid="0016c79b"/>
    </style:style>
    <style:style style:name="P11" style:family="paragraph" style:parent-style-name="Standard">
      <style:text-properties officeooo:rsid="00136902" officeooo:paragraph-rsid="00136902"/>
    </style:style>
    <style:style style:name="P12" style:family="paragraph" style:parent-style-name="Standard">
      <style:text-properties officeooo:rsid="001bfedd" officeooo:paragraph-rsid="001bfedd"/>
    </style:style>
    <style:style style:name="P13" style:family="paragraph" style:parent-style-name="Standard">
      <style:paragraph-properties fo:break-before="page"/>
      <style:text-properties officeooo:rsid="000b938d" officeooo:paragraph-rsid="000b938d"/>
    </style:style>
    <style:style style:name="P14" style:family="paragraph" style:parent-style-name="Standard">
      <style:paragraph-properties fo:break-before="page"/>
      <style:text-properties officeooo:rsid="00136902" officeooo:paragraph-rsid="00136902"/>
    </style:style>
    <style:style style:name="T1" style:family="text">
      <style:text-properties style:text-position="sub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)</text:p>
      <text:p text:style-name="P2"/>
      <text:p text:style-name="Standard"><draw:frame draw:style-name="fr1" draw:name="Object1" text:anchor-type="as-char" svg:y="-0.2925in" svg:width="0.9925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1"/></text:p>
      <text:p text:style-name="P1"><text:span text:style-name="T1"><draw:frame draw:style-name="fr1" draw:name="Object2" text:anchor-type="as-char" svg:y="-0.2925in" svg:width="3.802in" svg:height="0.47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"/>
      <text:p text:style-name="P3"><draw:frame draw:style-name="fr1" draw:name="Object3" text:anchor-type="as-char" svg:y="-0.3091in" svg:width="1.078in" svg:height="0.488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3"><draw:frame draw:style-name="fr1" draw:name="Object4" text:anchor-type="as-char" svg:y="-0.3098in" svg:width="3.4543in" svg:height="0.4953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<draw:frame draw:style-name="fr1" draw:name="Object7" text:anchor-type="as-char" svg:y="-0.2925in" svg:width="5.539in" svg:height="0.47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draw:frame draw:style-name="fr1" draw:name="Object8" text:anchor-type="as-char" svg:y="-0.2925in" svg:width="3.7209in" svg:height="0.47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><draw:frame draw:style-name="fr1" draw:name="Object5" text:anchor-type="as-char" svg:y="-0.2598in" svg:width="1.252in" svg:height="0.4083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<draw:frame draw:style-name="fr1" draw:name="Object9" text:anchor-type="as-char" svg:y="-0.2437in" svg:width="0.5665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<draw:frame draw:style-name="fr1" draw:name="Object10" text:anchor-type="as-char" svg:y="-0.2437in" svg:width="0.4665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2"/>
      <text:p text:style-name="P13">b)</text:p>
      <text:p text:style-name="P2"/>
      <text:p text:style-name="P2"><draw:frame draw:style-name="fr1" draw:name="Object6" text:anchor-type="as-char" svg:y="-0.5382in" svg:width="2.6929in" svg:height="1.0165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7">I’m not gonna graph this but...ya know...it would be a slanty line going up and to the right and would hit a/2 at x=a, followed by a slanty line going down and to the right and would hit 0 at x=b</text:p>
      <text:p text:style-name="P7"/>
      <text:p text:style-name="P8">c)</text:p>
      <text:p text:style-name="P8"/>
      <text:p text:style-name="P8">x=a</text:p>
      <text:p text:style-name="P8"/>
      <text:p text:style-name="P8">d)</text:p>
      <text:p text:style-name="P8"/>
      <text:p text:style-name="P8"><draw:frame draw:style-name="fr1" draw:name="Object11" text:anchor-type="as-char" svg:y="-0.2925in" svg:width="0.7673in" svg:height="0.47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/>
      <text:p text:style-name="P9"><draw:frame draw:style-name="fr1" draw:name="Object12" text:anchor-type="as-char" svg:y="-0.2925in" svg:width="1.3366in" svg:height="0.471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/>
      <text:p text:style-name="P9"><draw:frame draw:style-name="fr1" draw:name="Object14" text:anchor-type="as-char" svg:y="-0.2437in" svg:width="0.5098in" svg:height="0.3929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9"/>
      <text:p text:style-name="P9"><draw:frame draw:style-name="fr1" draw:name="Object15" text:anchor-type="as-char" svg:y="-0.2598in" svg:width="0.852in" svg:height="0.4083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8"/>
      <text:p text:style-name="P8"><draw:frame draw:style-name="fr1" draw:name="Object13" text:anchor-type="as-char" svg:y="-0.152in" svg:width="1.6709in" svg:height="0.199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8"/>
      <text:p text:style-name="P8"><draw:frame draw:style-name="fr1" draw:name="Object16" text:anchor-type="as-char" svg:y="-0.152in" svg:width="1.1756in" svg:height="0.2126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9"><draw:frame draw:style-name="fr1" draw:name="Object17" text:anchor-type="as-char" svg:y="-0.152in" svg:width="1.4772in" svg:height="0.2126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/>
      <text:p text:style-name="P9"><draw:frame draw:style-name="fr1" draw:name="Object18" text:anchor-type="as-char" svg:y="-0.2437in" svg:width="1.8299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/>
      <text:p text:style-name="P11"/>
      <text:p text:style-name="P14">e)</text:p>
      <text:p text:style-name="P11"/>
      <text:p text:style-name="P11"><draw:frame draw:style-name="fr1" draw:name="Object19" text:anchor-type="as-char" svg:y="-0.2925in" svg:width="3.5366in" svg:height="0.471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"/>
      <text:p text:style-name="P11"><draw:frame draw:style-name="fr1" draw:name="Object20" text:anchor-type="as-char" svg:y="-0.3091in" svg:width="1.2374in" svg:height="0.488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/>
      <text:p text:style-name="P6"><draw:frame draw:style-name="fr1" draw:name="Object21" text:anchor-type="as-char" svg:y="-0.3098in" svg:width="3.6646in" svg:height="0.495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/>
      <text:p text:style-name="P6"><draw:frame draw:style-name="fr1" draw:name="Object22" text:anchor-type="as-char" svg:y="-0.3098in" svg:width="5.3756in" svg:height="0.4953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/>
      <text:p text:style-name="P6"><draw:frame draw:style-name="fr1" draw:name="Object23" text:anchor-type="as-char" svg:y="-0.2925in" svg:width="4.0811in" svg:height="0.471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"/>
      <text:p text:style-name="P6"><draw:frame draw:style-name="fr1" draw:name="Object24" text:anchor-type="as-char" svg:y="-0.2799in" svg:width="6.4492in" svg:height="0.4437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"/>
      <text:p text:style-name="P6"><draw:frame draw:style-name="fr1" draw:name="Object25" text:anchor-type="as-char" svg:y="-0.2681in" svg:width="3.7626in" svg:height="0.431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6"/>
      <text:p text:style-name="P12">I don’t know if this can be further simplified but I do know I’m done trying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1-26T13:20:43.327000000</dc:date>
    <meta:editing-duration>PT12H10M39S</meta:editing-duration>
    <meta:editing-cycles>21</meta:editing-cycles>
    <meta:generator>LibreOffice/7.1.5.2$Windows_X86_64 LibreOffice_project/85f04e9f809797b8199d13c421bd8a2b025d52b5</meta:generator>
    <meta:print-date>2021-11-26T00:27:39.400000000</meta:print-date>
    <meta:document-statistic meta:table-count="0" meta:image-count="0" meta:object-count="25" meta:page-count="3" meta:paragraph-count="33" meta:word-count="64" meta:character-count="288" meta:non-whitespace-character-count="233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1</mn>
      </mrow>
    </mrow>
    <annotation encoding="StarMath 5.0">int from{-∞} to{∞} ψ( x,0 ) =1</annotation>
  </semantics>
</math>
</file>

<file path=Object 10/content.xml><?xml version="1.0" encoding="utf-8"?>
<math xmlns="http://www.w3.org/1998/Math/MathML" display="block">
  <semantics>
    <mrow>
      <mi>A</mi>
      <mo stretchy="false">=</mo>
      <mfrac>
        <mn>2</mn>
        <mi>b</mi>
      </mfrac>
    </mrow>
    <annotation encoding="StarMath 5.0">A={{2}  over {b}}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n>0</mn>
          <mi>a</mi>
        </munderover>
        <mi>A</mi>
      </mrow>
      <mrow>
        <mfrac>
          <mi>x</mi>
          <mi>a</mi>
        </mfrac>
        <mo stretchy="false">=</mo>
        <mfrac>
          <mi>a</mi>
          <mi>b</mi>
        </mfrac>
      </mrow>
    </mrow>
    <annotation encoding="StarMath 5.0">int from{0} to{a} A {x over {a}}  = a  over b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A</mi>
      </mrow>
      <mrow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  <mo stretchy="false">=</mo>
        <mfrac>
          <mrow>
            <mi>b</mi>
            <mo stretchy="false">−</mo>
            <mi>a</mi>
          </mrow>
          <mi>b</mi>
        </mfrac>
      </mrow>
    </mrow>
    <annotation encoding="StarMath 5.0">int from{a} to{b} A {(b-x) over {(b-a)}}  = {b - a} over b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ψ</mi>
      </mrow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  <mi>ψ</mi>
      <mtext>*</mtext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</mrow>
    <annotation encoding="StarMath 5.0">p(x) = ψ( x,0 )ψ"*"( x,0 )  </annotation>
  </semantics>
</math>
</file>

<file path=Object 14/content.xml><?xml version="1.0" encoding="utf-8"?>
<math xmlns="http://www.w3.org/1998/Math/MathML" display="block">
  <semantics>
    <mrow>
      <msub>
        <mi>C</mi>
        <mn>2</mn>
      </msub>
      <mo stretchy="false">=</mo>
      <mfrac>
        <mrow>
          <mo fence="true" form="prefix" stretchy="false">(</mo>
          <mrow>
            <mrow>
              <mi>b</mi>
              <mo stretchy="false">−</mo>
              <mi>a</mi>
            </mrow>
          </mrow>
          <mo fence="true" form="postfix" stretchy="false">)</mo>
        </mrow>
        <mi>b</mi>
      </mfrac>
    </mrow>
    <annotation encoding="StarMath 5.0">C_2  = (b-a) over b</annotation>
  </semantics>
</math>
</file>

<file path=Object 15/content.xml><?xml version="1.0" encoding="utf-8"?>
<math xmlns="http://www.w3.org/1998/Math/MathML" display="block">
  <semantics>
    <mrow>
      <msub>
        <mi>C</mi>
        <mn>1</mn>
      </msub>
      <mo stretchy="false">=</mo>
      <mfrac>
        <mi>a</mi>
        <mi>b</mi>
      </mfrac>
    </mrow>
    <annotation encoding="StarMath 5.0">C_1  = a  over b</annotation>
  </semantics>
</math>
</file>

<file path=Object 16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row>
          <msub>
            <mi>C</mi>
            <mn>1</mn>
          </msub>
          <mo stretchy="false">+</mo>
          <msub>
            <mi>C</mi>
            <mn>2</mn>
          </msub>
        </mrow>
      </mrow>
    </mrow>
    <annotation encoding="StarMath 5.0"> ψ( x,0 ) = C_1 + C_2</annotation>
  </semantics>
</math>
</file>

<file path=Object 17/content.xml><?xml version="1.0" encoding="utf-8"?>
<math xmlns="http://www.w3.org/1998/Math/MathML" display="block">
  <semantics>
    <mrow>
      <mi>ψ</mi>
      <mtext>*</mtext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sub>
          <mi>C</mi>
          <mn>1</mn>
        </msub>
      </mrow>
      <mrow>
        <mtext>*</mtext>
        <mo stretchy="false">+</mo>
        <msub>
          <mi>C</mi>
          <mn>2</mn>
        </msub>
      </mrow>
      <mtext>*</mtext>
    </mrow>
    <annotation encoding="StarMath 5.0"> ψ"*"( x,0 ) = C_1"*" + C_2"*"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text>0 to a</mtext>
          </mrow>
          <mo fence="true" form="postfix" stretchy="false">)</mo>
        </mrow>
        <mo stretchy="false">=</mo>
        <mrow>
          <msub>
            <mi>C</mi>
            <mn>1</mn>
          </msub>
          <mo stretchy="false">⋅</mo>
          <msub>
            <mi>C</mi>
            <mn>1</mn>
          </msub>
        </mrow>
      </mrow>
      <mrow>
        <mtext>*</mtext>
        <mo stretchy="false">=</mo>
        <mfrac>
          <mrow>
            <mrow>
              <mi>a</mi>
              <mo stretchy="false">⋅</mo>
              <mi>a</mi>
            </mrow>
            <mtext>*</mtext>
          </mrow>
          <mrow>
            <mrow>
              <mi>b</mi>
              <mo stretchy="false">⋅</mo>
              <mi>b</mi>
            </mrow>
            <mtext>*</mtext>
          </mrow>
        </mfrac>
      </mrow>
    </mrow>
    <annotation encoding="StarMath 5.0">p("0 to a") = C_1 cdot C_1"*" = { a cdot a"*"  } over { b cdot b"*" }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i>A</mi>
      </mrow>
      <mrow>
        <mrow>
          <mo fence="true" form="prefix" stretchy="false">{</mo>
          <mrow>
            <mrow>
              <mrow>
                <munderover>
                  <mo stretchy="false">∫</mo>
                  <mn>0</mn>
                  <mi>a</mi>
                </munderover>
                <mi>x</mi>
              </mrow>
              <mrow>
                <mfrac>
                  <mi>x</mi>
                  <mi>a</mi>
                </mfrac>
                <mo stretchy="false">+</mo>
                <mrow>
                  <munderover>
                    <mo stretchy="false">∫</mo>
                    <mi>a</mi>
                    <mi>b</mi>
                  </munderover>
                  <mi>x</mi>
                </mrow>
              </mrow>
              <mfrac>
                <mrow>
                  <mo fence="true" form="prefix" stretchy="false">(</mo>
                  <mrow>
                    <mrow>
                      <mi>b</mi>
                      <mo stretchy="false">−</mo>
                      <mi>x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</mfrac>
            </mrow>
          </mrow>
          <mo fence="true" form="postfix" stretchy="false">}</mo>
        </mrow>
        <mo stretchy="false">=</mo>
        <mfrac>
          <mn>2</mn>
          <mi>b</mi>
        </mfrac>
      </mrow>
      <mrow>
        <mo fence="true" form="prefix" stretchy="false">{</mo>
        <mrow>
          <mrow>
            <mrow>
              <munderover>
                <mo stretchy="false">∫</mo>
                <mn>0</mn>
                <mi>a</mi>
              </munderover>
              <mi>x</mi>
            </mrow>
            <mrow>
              <mfrac>
                <mi>x</mi>
                <mi>a</mi>
              </mfrac>
              <mo stretchy="false">+</mo>
              <mrow>
                <munderover>
                  <mo stretchy="false">∫</mo>
                  <mi>a</mi>
                  <mi>b</mi>
                </munderover>
                <mi>x</mi>
              </mrow>
            </mrow>
            <mfrac>
              <mrow>
                <mo fence="true" form="prefix" stretchy="false">(</mo>
                <mrow>
                  <mrow>
                    <mi>b</mi>
                    <mo stretchy="false">−</mo>
                    <mi>x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frac>
          </mrow>
        </mrow>
        <mo fence="true" form="postfix" stretchy="false">}</mo>
      </mrow>
    </mrow>
    <annotation encoding="StarMath 5.0">langle x rangle  = A lbrace  int from{0} to{a}  x {x over {a}}  + int from{a} to{b} x {(b-x) over {(b-a)}}  rbrace = {2 over b} lbrace  int from{0} to{a}  x {x over {a}}  + int from{a} to{b} x {(b-x) over {(b-a)}}  rbrace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row>
          <munderover>
            <mo stretchy="false">∫</mo>
            <mn>0</mn>
            <mi>a</mi>
          </munderover>
          <mi>A</mi>
        </mrow>
      </mrow>
      <mrow>
        <mfrac>
          <mi>x</mi>
          <mi>a</mi>
        </mfrac>
        <mo stretchy="false">+</mo>
        <mrow>
          <munderover>
            <mo stretchy="false">∫</mo>
            <mi>a</mi>
            <mi>b</mi>
          </munderover>
          <mi>A</mi>
        </mrow>
      </mrow>
      <mrow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i>b</mi>
            <mo stretchy="false">−</mo>
            <mi>a</mi>
          </mrow>
        </mfrac>
        <mo stretchy="false">=</mo>
        <mi>A</mi>
      </mrow>
      <mrow>
        <mrow>
          <mo fence="true" form="prefix" stretchy="false">[</mo>
          <mrow>
            <mrow>
              <mrow>
                <munderover>
                  <mo stretchy="false">∫</mo>
                  <mn>0</mn>
                  <mi>a</mi>
                </munderover>
                <mfrac>
                  <mi>x</mi>
                  <mi>a</mi>
                </mfrac>
              </mrow>
              <mo stretchy="false">+</mo>
              <mrow>
                <munderover>
                  <mo stretchy="false">∫</mo>
                  <mi>a</mi>
                  <mi>b</mi>
                </munderover>
                <mfrac>
                  <mrow>
                    <mo fence="true" form="prefix" stretchy="false">(</mo>
                    <mrow>
                      <mrow>
                        <mi>b</mi>
                        <mo stretchy="false">−</mo>
                        <mi>x</mi>
                      </mrow>
                    </mrow>
                    <mo fence="true" form="postfix" stretchy="false">)</mo>
                  </mrow>
                  <mrow>
                    <mi>b</mi>
                    <mo stretchy="false">−</mo>
                    <mi>a</mi>
                  </mrow>
                </mfrac>
              </mrow>
            </mrow>
          </mrow>
          <mo fence="true" form="postfix" stretchy="false">]</mo>
        </mrow>
        <mo stretchy="false">=</mo>
        <mn>1</mn>
      </mrow>
    </mrow>
    <annotation encoding="StarMath 5.0">int from{-∞} to{∞} ψ( x,0 ) = int from{0} to{a}A{x over {a}}  + int from{a} to{b} A{(b-x) over {b-a} } =  A[ int from{0} to{a} {x over {a}}  + int from{a} to{b} {(b-x) over {b-a} } ]=1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i>a</mi>
        </munderover>
        <mi>x</mi>
      </mrow>
      <mrow>
        <mfrac>
          <mi>x</mi>
          <mi>a</mi>
        </mfrac>
        <mo stretchy="false">=</mo>
        <msubsup>
          <mrow>
            <mrow>
              <mfrac>
                <msup>
                  <mi>x</mi>
                  <mn>3</mn>
                </msup>
                <mrow>
                  <mn>3</mn>
                  <mi>a</mi>
                </mrow>
              </mfrac>
            </mrow>
            <mo fence="true" form="postfix" stretchy="true">|</mo>
          </mrow>
          <mn>0</mn>
          <mi>a</mi>
        </msubsup>
        <mo stretchy="false">=</mo>
        <mfrac>
          <msup>
            <mi>a</mi>
            <mn>2</mn>
          </msup>
          <mn>3</mn>
        </mfrac>
      </mrow>
    </mrow>
    <annotation encoding="StarMath 5.0">int from{0} to{a}  x {x over {a}}  = evaluate { { x ^ 3 } over { 3a } } from{0} to{a}  = { a^{2} } over 3</annotation>
  </semantics>
</math>
</file>

<file path=Object 2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x</mi>
      </mrow>
      <mrow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  <mo stretchy="false">=</mo>
        <mrow>
          <mrow>
            <munderover>
              <mo stretchy="false">∫</mo>
              <mi>a</mi>
              <mi>b</mi>
            </munderover>
            <mfrac>
              <mi mathvariant="italic">bx</mi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frac>
          </mrow>
          <mo stretchy="false">−</mo>
          <mfrac>
            <msup>
              <mi>x</mi>
              <mn>2</mn>
            </msup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</mfrac>
        </mrow>
        <mo stretchy="false">=</mo>
        <msubsup>
          <mrow>
            <mrow>
              <mrow>
                <mfrac>
                  <msup>
                    <mi mathvariant="italic">bx</mi>
                    <mn>2</mn>
                  </msup>
                  <mrow>
                    <mn>2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frac>
                  <msup>
                    <mi>x</mi>
                    <mn>3</mn>
                  </msup>
                  <mrow>
                    <mn>3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true">|</mo>
          </mrow>
          <mi>a</mi>
          <mi>b</mi>
        </msubsup>
      </mrow>
    </mrow>
    <annotation encoding="StarMath 5.0">int from{a} to{b} x{(b-x) over {(b-a)}}  = int from{a} to{b}{bx over {(b-a)}} -{x^2 over {(b-a)}} =evaluate {bx^2 over {2(b-a)} - x^{3} over {3(b-a)}} from{a} to{b}</annotation>
  </semantics>
</math>
</file>

<file path=Object 2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x</mi>
      </mrow>
      <mrow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  <mo stretchy="false">=</mo>
        <msubsup>
          <mrow>
            <mrow>
              <mrow>
                <mfrac>
                  <msup>
                    <mi mathvariant="italic">bx</mi>
                    <mn>2</mn>
                  </msup>
                  <mrow>
                    <mn>2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frac>
                  <msup>
                    <mi>x</mi>
                    <mn>3</mn>
                  </msup>
                  <mrow>
                    <mn>3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true">|</mo>
          </mrow>
          <mi>a</mi>
          <mi>b</mi>
        </msubsup>
        <mo stretchy="false">=</mo>
        <mrow>
          <mrow>
            <mo fence="true" form="prefix" stretchy="false">{</mo>
            <mrow>
              <mrow>
                <mfrac>
                  <msup>
                    <mi>b</mi>
                    <mn>3</mn>
                  </msup>
                  <mrow>
                    <mn>2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frac>
                  <msup>
                    <mi>b</mi>
                    <mn>3</mn>
                  </msup>
                  <mrow>
                    <mn>3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false">}</mo>
          </mrow>
          <mo stretchy="false">−</mo>
          <mrow>
            <mo fence="true" form="prefix" stretchy="false">{</mo>
            <mrow>
              <mrow>
                <mfrac>
                  <msup>
                    <mi mathvariant="italic">ab</mi>
                    <mn>2</mn>
                  </msup>
                  <mrow>
                    <mn>2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frac>
                  <msup>
                    <mi>a</mi>
                    <mn>3</mn>
                  </msup>
                  <mrow>
                    <mn>3</mn>
                    <mrow>
                      <mo fence="true" form="prefix" stretchy="false">(</mo>
                      <mrow>
                        <mrow>
                          <mi>b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false">}</mo>
          </mrow>
        </mrow>
      </mrow>
    </mrow>
    <annotation encoding="StarMath 5.0">int from{a} to{b} x{(b-x) over {(b-a)}}  = evaluate {bx^2 over {2(b-a)} - x^{3} over {3(b-a)}} from{a} to{b}= lbrace b^3 over {2(b-a)} - b^{3} over {3(b-a)} rbrace - lbrace ab^2 over {2(b-a)} - a^{3} over {3(b-a)} rbrace</annotation>
  </semantics>
</math>
</file>

<file path=Object 2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x</mi>
      </mrow>
      <mrow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  <mo stretchy="false">=</mo>
        <mrow>
          <mfrac>
            <msup>
              <mi>b</mi>
              <mn>3</mn>
            </msup>
            <mrow>
              <mn>6</mn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row>
          </mfrac>
          <mo stretchy="false">−</mo>
          <mfrac>
            <msup>
              <mi mathvariant="italic">ab</mi>
              <mn>2</mn>
            </msup>
            <mrow>
              <mn>2</mn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row>
          </mfrac>
          <mo stretchy="false">−</mo>
          <mfrac>
            <msup>
              <mi>a</mi>
              <mn>3</mn>
            </msup>
            <mrow>
              <mn>3</mn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row>
          </mfrac>
        </mrow>
        <mo stretchy="false">=</mo>
        <mfrac>
          <mrow>
            <mrow>
              <msup>
                <mi>b</mi>
                <mn>3</mn>
              </msup>
              <mo stretchy="false">−</mo>
              <mn>3</mn>
            </mrow>
            <mrow>
              <msup>
                <mi mathvariant="italic">ab</mi>
                <mn>2</mn>
              </msup>
              <mo stretchy="false">−</mo>
              <mn>2</mn>
            </mrow>
            <msup>
              <mi>a</mi>
              <mn>3</mn>
            </msup>
          </mrow>
          <mrow>
            <mn>6</mn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</mrow>
        </mfrac>
      </mrow>
    </mrow>
    <annotation encoding="StarMath 5.0">int from{a} to{b} x{(b-x) over {(b-a)}}  = b^3 over {6(b-a)}  - ab^2 over {2(b-a)} - a^{3} over {3(b-a)} = {b^3  - 3ab^2  - 2a^{3}} over {6(b-a)} 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frac>
          <mn>2</mn>
          <mi>b</mi>
        </mfrac>
      </mrow>
      <mrow>
        <mrow>
          <mo fence="true" form="prefix" stretchy="false">{</mo>
          <mrow>
            <mrow>
              <mfrac>
                <msup>
                  <mi>a</mi>
                  <mn>2</mn>
                </msup>
                <mn>3</mn>
              </mfrac>
              <mo stretchy="false">+</mo>
              <mfrac>
                <mrow>
                  <mrow>
                    <msup>
                      <mi>b</mi>
                      <mn>3</mn>
                    </msup>
                    <mo stretchy="false">−</mo>
                    <mn>3</mn>
                  </mrow>
                  <mrow>
                    <msup>
                      <mi mathvariant="italic">ab</mi>
                      <mn>2</mn>
                    </msup>
                    <mo stretchy="false">−</mo>
                    <mn>2</mn>
                  </mrow>
                  <msup>
                    <mi>a</mi>
                    <mn>3</mn>
                  </msup>
                </mrow>
                <mrow>
                  <mn>6</mn>
                  <mrow>
                    <mo fence="true" form="prefix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form="postfix" stretchy="false">)</mo>
                  </mrow>
                </mrow>
              </mfrac>
            </mrow>
          </mrow>
          <mo fence="true" form="postfix" stretchy="false">}</mo>
        </mrow>
        <mo stretchy="false">=</mo>
        <mfrac>
          <mn>2</mn>
          <mi>b</mi>
        </mfrac>
      </mrow>
      <mrow>
        <mrow>
          <mo fence="true" form="prefix" stretchy="false">{</mo>
          <mrow>
            <mfrac>
              <mrow>
                <mn>2</mn>
                <msup>
                  <mi>a</mi>
                  <mn>2</mn>
                </msup>
                <mrow>
                  <mrow>
                    <mo fence="true" form="prefix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form="postfix" stretchy="false">)</mo>
                  </mrow>
                  <mo stretchy="false">+</mo>
                  <msup>
                    <mi>b</mi>
                    <mn>3</mn>
                  </msup>
                  <mo stretchy="false">−</mo>
                  <mn>3</mn>
                </mrow>
                <mrow>
                  <msup>
                    <mi mathvariant="italic">ab</mi>
                    <mn>2</mn>
                  </msup>
                  <mo stretchy="false">−</mo>
                  <mn>2</mn>
                </mrow>
                <msup>
                  <mi>a</mi>
                  <mn>3</mn>
                </msup>
              </mrow>
              <mrow>
                <mn>6</mn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</mrow>
            </mfrac>
          </mrow>
          <mo fence="true" form="postfix" stretchy="false">}</mo>
        </mrow>
        <mo stretchy="false">=</mo>
        <mfrac>
          <mn>2</mn>
          <mi>b</mi>
        </mfrac>
      </mrow>
      <mrow>
        <mo fence="true" form="prefix" stretchy="false">{</mo>
        <mrow>
          <mfrac>
            <mrow>
              <mn>2</mn>
              <mrow>
                <msup>
                  <mi mathvariant="italic">ba</mi>
                  <mn>2</mn>
                </msup>
                <mo stretchy="false">−</mo>
                <mn>2</mn>
              </mrow>
              <mrow>
                <msup>
                  <mi>a</mi>
                  <mn>3</mn>
                </msup>
                <mo stretchy="false">+</mo>
                <msup>
                  <mi>b</mi>
                  <mn>3</mn>
                </msup>
                <mo stretchy="false">−</mo>
                <mn>3</mn>
              </mrow>
              <mrow>
                <msup>
                  <mi mathvariant="italic">ab</mi>
                  <mn>2</mn>
                </msup>
                <mo stretchy="false">−</mo>
                <mn>2</mn>
              </mrow>
              <msup>
                <mi>a</mi>
                <mn>3</mn>
              </msup>
            </mrow>
            <mrow>
              <mn>6</mn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row>
          </mfrac>
        </mrow>
        <mo fence="true" form="postfix" stretchy="false">}</mo>
      </mrow>
    </mrow>
    <annotation encoding="StarMath 5.0">langle x rangle  = {2 over b} lbrace {a^2 over 3} +  {b^3  - 3ab^2  - 2a^{3}} over {6(b-a)}  rbrace = {2 over b} lbrace {2{a^2}(b-a) + b^3  - 3ab^2  - 2a^{3}} over {6(b-a)}  rbrace = {2 over b} lbrace {2ba^2 - 2a^3 + b^3  - 3ab^2  - 2a^{3}} over {6(b-a)}  rbrace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frac>
          <mn>2</mn>
          <mi>b</mi>
        </mfrac>
      </mrow>
      <mrow>
        <mrow>
          <mo fence="true" form="prefix" stretchy="false">{</mo>
          <mrow>
            <mfrac>
              <mrow>
                <mrow>
                  <msup>
                    <mi>b</mi>
                    <mn>3</mn>
                  </msup>
                  <mo stretchy="false">+</mo>
                  <mn>2</mn>
                </mrow>
                <mrow>
                  <msup>
                    <mi mathvariant="italic">ba</mi>
                    <mn>2</mn>
                  </msup>
                  <mo stretchy="false">−</mo>
                  <mn>3</mn>
                </mrow>
                <mrow>
                  <msup>
                    <mi mathvariant="italic">ab</mi>
                    <mn>2</mn>
                  </msup>
                  <mo stretchy="false">−</mo>
                  <mn>4</mn>
                </mrow>
                <msup>
                  <mi>a</mi>
                  <mn>3</mn>
                </msup>
              </mrow>
              <mrow>
                <mn>6</mn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</mrow>
            </mfrac>
          </mrow>
          <mo fence="true" form="postfix" stretchy="false">}</mo>
        </mrow>
        <mo stretchy="false">=</mo>
        <mfrac>
          <mrow>
            <mrow>
              <msup>
                <mi>b</mi>
                <mn>3</mn>
              </msup>
              <mo stretchy="false">+</mo>
              <mn>2</mn>
            </mrow>
            <mrow>
              <msup>
                <mi mathvariant="italic">ba</mi>
                <mn>2</mn>
              </msup>
              <mo stretchy="false">−</mo>
              <mn>3</mn>
            </mrow>
            <mrow>
              <msup>
                <mi mathvariant="italic">ab</mi>
                <mn>2</mn>
              </msup>
              <mo stretchy="false">−</mo>
              <mn>4</mn>
            </mrow>
            <msup>
              <mi>a</mi>
              <mn>3</mn>
            </msup>
          </mrow>
          <mrow>
            <mn>3</mn>
            <mi>b</mi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</mrow>
        </mfrac>
      </mrow>
    </mrow>
    <annotation encoding="StarMath 5.0">langle x rangle = {2 over b} lbrace {b^3 + 2ba^2 - 3ab^2  - 4a^{3}} over {6(b-a)}  rbrace = {b^3 + 2ba^2 - 3ab^2  - 4a^{3}} over {3b(b-a)} 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i>a</mi>
        </munderover>
        <mfrac>
          <mi>x</mi>
          <mi>a</mi>
        </mfrac>
      </mrow>
      <mo stretchy="false">=</mo>
      <msubsup>
        <mrow>
          <mrow>
            <mfrac>
              <msup>
                <mi>x</mi>
                <mn>2</mn>
              </msup>
              <mrow>
                <mn>2</mn>
                <mi>a</mi>
              </mrow>
            </mfrac>
          </mrow>
          <mo fence="true" form="postfix" stretchy="true">|</mo>
        </mrow>
        <mn>0</mn>
        <mi>a</mi>
      </msubsup>
      <mo stretchy="false">=</mo>
      <mfrac>
        <mi>a</mi>
        <mn>2</mn>
      </mfrac>
    </mrow>
    <annotation encoding="StarMath 5.0">int from{0} to{a}{x over {a}}  = evaluate {{ x^{2}}  over {2a}} from{0} to{a} =  a  over 2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</mrow>
      <mo stretchy="false">=</mo>
      <mrow>
        <mrow>
          <munderover>
            <mo stretchy="false">∫</mo>
            <mi>a</mi>
            <mi>b</mi>
          </munderover>
          <mfrac>
            <mi>b</mi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</mfrac>
        </mrow>
        <mo stretchy="false">−</mo>
        <mfrac>
          <mi>x</mi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</mrow>
      <mo stretchy="false">=</mo>
      <msubsup>
        <mrow>
          <mrow>
            <mrow>
              <mfrac>
                <mi mathvariant="italic">bx</mi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</mfrac>
              <mo stretchy="false">−</mo>
              <mfrac>
                <msup>
                  <mi>x</mi>
                  <mn>2</mn>
                </msup>
                <mrow>
                  <mn>2</mn>
                  <mrow>
                    <mo fence="true" form="prefix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form="postfix" stretchy="false">)</mo>
                  </mrow>
                </mrow>
              </mfrac>
            </mrow>
          </mrow>
          <mo fence="true" form="postfix" stretchy="true">|</mo>
        </mrow>
        <mi>a</mi>
        <mi>b</mi>
      </msubsup>
    </mrow>
    <annotation encoding="StarMath 5.0">int from{a} to{b} {(b-x) over {(b-a)}}  = int from{a} to{b}{b over {(b-a)}} -{x over {(b-a)}} =evaluate {bx over {(b-a)} - x^{2} over {2(b-a)}} from{a} to{b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form="prefix" stretchy="false">[</mo>
          <mrow>
            <mrow>
              <mfrac>
                <mi>a</mi>
                <mn>2</mn>
              </mfrac>
              <mo stretchy="false">+</mo>
              <mfrac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  <mn>2</mn>
              </mfrac>
            </mrow>
          </mrow>
          <mo fence="true" form="postfix" stretchy="false">]</mo>
        </mrow>
        <mo stretchy="false">=</mo>
        <mn>1</mn>
      </mrow>
    </mrow>
    <annotation encoding="StarMath 5.0">A[a over {2} + {(b-a)}  over {2}]=1</annotation>
  </semantics>
</math>
</file>

<file path=Object 6/content.xml><?xml version="1.0" encoding="utf-8"?>
<math xmlns="http://www.w3.org/1998/Math/MathML" display="block">
  <semantics>
    <mrow>
      <mi>ψ</mi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  <mrow>
        <mtext> </mtext>
        <mo stretchy="false">=</mo>
        <mtext>  </mtext>
      </mrow>
      <mtable>
        <mtr>
          <mtd>
            <mfrac>
              <mrow>
                <mn>2</mn>
                <mi>x</mi>
              </mrow>
              <mi>a</mi>
            </mfrac>
          </mtd>
        </mtr>
        <mtr>
          <mtd>
            <mrow>
              <mn>2</mn>
              <mfrac>
                <mrow>
                  <mo fence="true" form="prefix" stretchy="false">(</mo>
                  <mrow>
                    <mrow>
                      <mi>b</mi>
                      <mo stretchy="false">−</mo>
                      <mi>x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</mfrac>
            </mrow>
          </mtd>
        </mtr>
        <mtr>
          <mtd>
            <mn>0</mn>
          </mtd>
        </mtr>
      </mtable>
      <mtable>
        <mtr>
          <mtd>
            <mi mathvariant="italic">if</mi>
          </mtd>
        </mtr>
        <mtr>
          <mtd>
            <mtext> </mtext>
          </mtd>
        </mtr>
        <mtr>
          <mtd>
            <mi mathvariant="italic">if</mi>
          </mtd>
        </mtr>
        <mtr>
          <mtd>
            <mtext> </mtext>
          </mtd>
        </mtr>
        <mtr>
          <mtd>
            <mi mathvariant="italic">otherwise</mi>
          </mtd>
        </mtr>
      </mtable>
      <mtable>
        <mtr>
          <mtd>
            <mrow>
              <mn>0</mn>
              <mo stretchy="false">≤</mo>
              <mi>x</mi>
              <mo stretchy="false">≤</mo>
              <mi>a</mi>
            </mrow>
          </mtd>
        </mtr>
        <mtr>
          <mtd>
            <mtext> </mtext>
          </mtd>
        </mtr>
        <mtr>
          <mtd>
            <mrow>
              <mi>a</mi>
              <mo stretchy="false">≤</mo>
              <mi>x</mi>
              <mo stretchy="false">≤</mo>
              <mi>b</mi>
            </mrow>
          </mtd>
        </mtr>
        <mtr>
          <mtd>
            <mtext> </mtext>
          </mtd>
        </mtr>
        <mtr>
          <mtd>
            <mtext/>
          </mtd>
        </mtr>
      </mtable>
    </mrow>
    <annotation encoding="StarMath 5.0"> ψ( x,0 ) " " = "  " stack{{ 2x } over {a}  # 2 { (b-x) } over {(b-a)}  # 0 } stack{ if # " " # if # " " # otherwise } stack{ 0 &lt;= x &lt;= a # " " # a &lt;= x &lt;= b # " " # "" }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</mrow>
      <mo stretchy="false">=</mo>
      <mrow>
        <mrow>
          <mo fence="true" form="prefix" stretchy="false">[</mo>
          <mrow>
            <mrow>
              <mfrac>
                <msup>
                  <mi>b</mi>
                  <mn>2</mn>
                </msup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</mfrac>
              <mo stretchy="false">−</mo>
              <mfrac>
                <msup>
                  <mi>b</mi>
                  <mn>2</mn>
                </msup>
                <mrow>
                  <mn>2</mn>
                  <mrow>
                    <mo fence="true" form="prefix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form="postfix" stretchy="false">)</mo>
                  </mrow>
                </mrow>
              </mfrac>
            </mrow>
          </mrow>
          <mo fence="true" form="postfix" stretchy="false">]</mo>
        </mrow>
        <mo stretchy="false">−</mo>
        <mrow>
          <mo fence="true" form="prefix" stretchy="false">[</mo>
          <mrow>
            <mrow>
              <mfrac>
                <mi mathvariant="italic">ba</mi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</mfrac>
              <mo stretchy="false">−</mo>
              <mfrac>
                <msup>
                  <mi>a</mi>
                  <mn>2</mn>
                </msup>
                <mrow>
                  <mn>2</mn>
                  <mrow>
                    <mo fence="true" form="prefix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form="postfix" stretchy="false">)</mo>
                  </mrow>
                </mrow>
              </mfrac>
            </mrow>
          </mrow>
          <mo fence="true" form="postfix" stretchy="false">]</mo>
        </mrow>
      </mrow>
      <mo stretchy="false">=</mo>
      <mrow>
        <mfrac>
          <msup>
            <mi>a</mi>
            <mn>2</mn>
          </msup>
          <mrow>
            <mn>2</mn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</mrow>
        </mfrac>
        <mo stretchy="false">−</mo>
        <mfrac>
          <mi mathvariant="italic">ba</mi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  <mo stretchy="false">−</mo>
        <mfrac>
          <msup>
            <mi>b</mi>
            <mn>2</mn>
          </msup>
          <mrow>
            <mn>2</mn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</mrow>
        </mfrac>
      </mrow>
    </mrow>
    <annotation encoding="StarMath 5.0">int from{a} to{b} {(b-x) over {(b-a)}}  =  [b^{2} over {(b-a)} - b^{2} over {2(b-a)}] - [ba over {(b-a)} - a^{2} over {2(b-a)}] = a^{2} over {2(b-a)} - ba over {(b-a)}- b^{2} over {2(b-a)}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frac>
          <mrow>
            <mo fence="true" form="prefix" stretchy="false">(</mo>
            <mrow>
              <mrow>
                <mi>b</mi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frac>
      </mrow>
      <mo stretchy="false">=</mo>
      <mfrac>
        <mrow>
          <mrow>
            <msup>
              <mi>a</mi>
              <mn>2</mn>
            </msup>
            <mo stretchy="false">−</mo>
            <mn>2</mn>
          </mrow>
          <mrow>
            <mi mathvariant="italic">ba</mi>
            <mo stretchy="false">−</mo>
            <msup>
              <mi>b</mi>
              <mn>2</mn>
            </msup>
          </mrow>
        </mrow>
        <mrow>
          <mn>2</mn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row>
      </mfrac>
      <mo stretchy="false">=</mo>
      <mfrac>
        <msup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n>2</mn>
        </msup>
        <mrow>
          <mn>2</mn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row>
      </mfrac>
      <mo stretchy="false">=</mo>
      <mrow>
        <mo stretchy="false">−</mo>
        <mfrac>
          <msup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n>2</mn>
          </msup>
          <mrow>
            <mn>2</mn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</mrow>
        </mfrac>
      </mrow>
      <mo stretchy="false">=</mo>
      <mfrac>
        <mrow>
          <mi>b</mi>
          <mo stretchy="false">−</mo>
          <mi>a</mi>
        </mrow>
        <mn>2</mn>
      </mfrac>
    </mrow>
    <annotation encoding="StarMath 5.0">int from{a} to{b} {(b-x) over {(b-a)}}  = {a^{2}  - 2ba - b^{2}} over {2(b-a)} = (a - b)^{ 2 } over {2( b-a )}  = - {(a - b)^{ 2 } over {2( a-b )}} = {b - a} over 2</annotation>
  </semantics>
</math>
</file>

<file path=Object 9/content.xml><?xml version="1.0" encoding="utf-8"?>
<math xmlns="http://www.w3.org/1998/Math/MathML" display="block">
  <semantics>
    <mrow>
      <mi>A</mi>
      <mrow>
        <mfrac>
          <mi>b</mi>
          <mn>2</mn>
        </mfrac>
        <mo stretchy="false">=</mo>
        <mn>1</mn>
      </mrow>
    </mrow>
    <annotation encoding="StarMath 5.0">A{{b}  over {2}}=1</annotation>
  </semantics>
</math>
</file>